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fr" fo:country="FR" officeooo:paragraph-rsid="0022bfc3"/>
    </style:style>
    <style:style style:name="P2" style:family="paragraph" style:parent-style-name="Heading_20_1">
      <style:text-properties style:font-name="Liberation Serif1" fo:language="fr" fo:country="FR" fo:font-weight="bold" officeooo:paragraph-rsid="001e0fd4" fo:background-color="#0000ff" style:font-weight-asian="bold" style:font-weight-complex="bold"/>
    </style:style>
    <style:style style:name="P3" style:family="paragraph" style:parent-style-name="Text_20_body" style:list-style-name="L1">
      <style:text-properties fo:language="fr" fo:country="FR" officeooo:paragraph-rsid="001e0fd4"/>
    </style:style>
    <style:style style:name="P4" style:family="paragraph" style:parent-style-name="Text_20_body" style:list-style-name="L1">
      <style:paragraph-properties fo:margin-top="0cm" fo:margin-bottom="0cm" loext:contextual-spacing="false"/>
      <style:text-properties fo:language="fr" fo:country="FR" officeooo:paragraph-rsid="0022bfc3"/>
    </style:style>
    <style:style style:name="P5" style:family="paragraph" style:parent-style-name="Text_20_body" style:list-style-name="L1">
      <style:paragraph-properties fo:margin-top="0cm" fo:margin-bottom="0cm" loext:contextual-spacing="false"/>
      <style:text-properties fo:language="fr" fo:country="FR" officeooo:paragraph-rsid="001e0fd4"/>
    </style:style>
    <style:style style:name="P6" style:family="paragraph" style:parent-style-name="Text_20_body" style:list-style-name="L1">
      <style:paragraph-properties fo:margin-top="0cm" fo:margin-bottom="0cm" loext:contextual-spacing="false"/>
      <style:text-properties fo:language="fr" fo:country="FR" officeooo:paragraph-rsid="003137f8"/>
    </style:style>
    <style:style style:name="P7" style:family="paragraph" style:parent-style-name="Text_20_body" style:list-style-name="L1">
      <style:paragraph-properties fo:margin-top="0cm" fo:margin-bottom="0cm" loext:contextual-spacing="false"/>
      <style:text-properties fo:language="fr" fo:country="FR" officeooo:paragraph-rsid="002a871c"/>
    </style:style>
    <style:style style:name="P8" style:family="paragraph" style:parent-style-name="Text_20_body" style:list-style-name="L1">
      <style:paragraph-properties fo:margin-top="0cm" fo:margin-bottom="0cm" loext:contextual-spacing="false"/>
      <style:text-properties fo:language="fr" fo:country="FR" officeooo:paragraph-rsid="004834a5"/>
    </style:style>
    <style:style style:name="T1" style:family="text">
      <style:text-properties fo:color="#000000"/>
    </style:style>
    <style:style style:name="T2" style:family="text">
      <style:text-properties fo:color="#000000" officeooo:rsid="0022bfc3"/>
    </style:style>
    <style:style style:name="T3" style:family="text">
      <style:text-properties fo:font-weight="bold"/>
    </style:style>
    <style:style style:name="T4" style:family="text">
      <style:text-properties fo:font-weight="bold" officeooo:rsid="0122cd56"/>
    </style:style>
    <style:style style:name="T5" style:family="text">
      <style:text-properties fo:font-weight="bold" officeooo:rsid="0022bfc3"/>
    </style:style>
    <style:style style:name="T6" style:family="text">
      <style:text-properties fo:font-weight="bold" officeooo:rsid="00241138"/>
    </style:style>
    <style:style style:name="T7" style:family="text">
      <style:text-properties fo:font-weight="bold" officeooo:rsid="0024c01c"/>
    </style:style>
    <style:style style:name="T8" style:family="text">
      <style:text-properties fo:font-weight="bold" officeooo:rsid="002696c5"/>
    </style:style>
    <style:style style:name="T9" style:family="text">
      <style:text-properties fo:font-weight="bold" officeooo:rsid="002997ec"/>
    </style:style>
    <style:style style:name="T10" style:family="text">
      <style:text-properties fo:font-weight="bold" officeooo:rsid="002dc34d"/>
    </style:style>
    <style:style style:name="T11" style:family="text">
      <style:text-properties fo:font-weight="bold" officeooo:rsid="002e9e7e"/>
    </style:style>
    <style:style style:name="T12" style:family="text">
      <style:text-properties fo:font-weight="bold" officeooo:rsid="002f70e9"/>
    </style:style>
    <style:style style:name="T13" style:family="text">
      <style:text-properties fo:font-weight="bold" officeooo:rsid="003250a6"/>
    </style:style>
    <style:style style:name="T14" style:family="text">
      <style:text-properties fo:font-weight="bold" officeooo:rsid="0033503d"/>
    </style:style>
    <style:style style:name="T15" style:family="text">
      <style:text-properties fo:font-weight="bold" officeooo:rsid="00352ac3"/>
    </style:style>
    <style:style style:name="T16" style:family="text">
      <style:text-properties fo:font-weight="bold" officeooo:rsid="00374e38"/>
    </style:style>
    <style:style style:name="T17" style:family="text">
      <style:text-properties fo:font-weight="bold" officeooo:rsid="00382044"/>
    </style:style>
    <style:style style:name="T18" style:family="text">
      <style:text-properties fo:font-weight="bold" officeooo:rsid="003d5bd8"/>
    </style:style>
    <style:style style:name="T19" style:family="text">
      <style:text-properties fo:font-weight="bold" officeooo:rsid="003d5bd8" style:font-weight-asian="bold" style:font-weight-complex="bold"/>
    </style:style>
    <style:style style:name="T20" style:family="text">
      <style:text-properties fo:font-weight="bold" officeooo:rsid="0041604f"/>
    </style:style>
    <style:style style:name="T21" style:family="text">
      <style:text-properties fo:font-weight="bold" officeooo:rsid="00429a2d"/>
    </style:style>
    <style:style style:name="T22" style:family="text">
      <style:text-properties fo:font-weight="bold" officeooo:rsid="00454072"/>
    </style:style>
    <style:style style:name="T23" style:family="text">
      <style:text-properties fo:font-weight="bold" officeooo:rsid="0045a0ac"/>
    </style:style>
    <style:style style:name="T24" style:family="text">
      <style:text-properties fo:font-weight="bold" officeooo:rsid="00464570"/>
    </style:style>
    <style:style style:name="T25" style:family="text">
      <style:text-properties fo:font-weight="bold" officeooo:rsid="004834a5"/>
    </style:style>
    <style:style style:name="T26" style:family="text">
      <style:text-properties fo:font-weight="bold" officeooo:rsid="0039ab1a"/>
    </style:style>
    <style:style style:name="T27" style:family="text">
      <style:text-properties fo:font-weight="bold" officeooo:rsid="0122cd56" fo:background-color="transparent" loext:char-shading-value="0"/>
    </style:style>
    <style:style style:name="T28" style:family="text">
      <style:text-properties fo:font-style="italic"/>
    </style:style>
    <style:style style:name="T29" style:family="text">
      <style:text-properties officeooo:rsid="0022bfc3"/>
    </style:style>
    <style:style style:name="T30" style:family="text">
      <style:text-properties officeooo:rsid="00cafb22"/>
    </style:style>
    <style:style style:name="T31" style:family="text">
      <style:text-properties officeooo:rsid="0122cd56"/>
    </style:style>
    <style:style style:name="T32" style:family="text">
      <style:text-properties officeooo:rsid="00241138"/>
    </style:style>
    <style:style style:name="T33" style:family="text">
      <style:text-properties officeooo:rsid="0024c01c"/>
    </style:style>
    <style:style style:name="T34" style:family="text">
      <style:text-properties officeooo:rsid="002696c5"/>
    </style:style>
    <style:style style:name="T35" style:family="text">
      <style:text-properties officeooo:rsid="002997ec"/>
    </style:style>
    <style:style style:name="T36" style:family="text">
      <style:text-properties officeooo:rsid="002a871c"/>
    </style:style>
    <style:style style:name="T37" style:family="text">
      <style:text-properties officeooo:rsid="002bf03f"/>
    </style:style>
    <style:style style:name="T38" style:family="text">
      <style:text-properties officeooo:rsid="002c28bf"/>
    </style:style>
    <style:style style:name="T39" style:family="text">
      <style:text-properties officeooo:rsid="002dc34d"/>
    </style:style>
    <style:style style:name="T40" style:family="text">
      <style:text-properties officeooo:rsid="002e9e7e"/>
    </style:style>
    <style:style style:name="T41" style:family="text">
      <style:text-properties officeooo:rsid="002f70e9"/>
    </style:style>
    <style:style style:name="T42" style:family="text">
      <style:text-properties officeooo:rsid="003137f8"/>
    </style:style>
    <style:style style:name="T43" style:family="text">
      <style:text-properties officeooo:rsid="003196e9"/>
    </style:style>
    <style:style style:name="T44" style:family="text">
      <style:text-properties officeooo:rsid="003250a6"/>
    </style:style>
    <style:style style:name="T45" style:family="text">
      <style:text-properties officeooo:rsid="0033503d"/>
    </style:style>
    <style:style style:name="T46" style:family="text">
      <style:text-properties officeooo:rsid="00352ac3"/>
    </style:style>
    <style:style style:name="T47" style:family="text">
      <style:text-properties officeooo:rsid="0037280e"/>
    </style:style>
    <style:style style:name="T48" style:family="text">
      <style:text-properties officeooo:rsid="00374e38"/>
    </style:style>
    <style:style style:name="T49" style:family="text">
      <style:text-properties officeooo:rsid="00382044"/>
    </style:style>
    <style:style style:name="T50" style:family="text">
      <style:text-properties officeooo:rsid="0039ab1a"/>
    </style:style>
    <style:style style:name="T51" style:family="text">
      <style:text-properties officeooo:rsid="003b5592"/>
    </style:style>
    <style:style style:name="T52" style:family="text">
      <style:text-properties officeooo:rsid="003c28a7"/>
    </style:style>
    <style:style style:name="T53" style:family="text">
      <style:text-properties officeooo:rsid="003d36f3"/>
    </style:style>
    <style:style style:name="T54" style:family="text">
      <style:text-properties officeooo:rsid="003d5bd8"/>
    </style:style>
    <style:style style:name="T55" style:family="text">
      <style:text-properties fo:font-weight="normal" officeooo:rsid="003d5bd8" style:font-weight-asian="normal" style:font-weight-complex="normal"/>
    </style:style>
    <style:style style:name="T56" style:family="text">
      <style:text-properties fo:font-weight="normal" officeooo:rsid="0122cd56" fo:background-color="transparent" loext:char-shading-value="0" style:font-weight-asian="normal" style:font-weight-complex="normal"/>
    </style:style>
    <style:style style:name="T57" style:family="text">
      <style:text-properties officeooo:rsid="003dd1fd"/>
    </style:style>
    <style:style style:name="T58" style:family="text">
      <style:text-properties officeooo:rsid="003f721c"/>
    </style:style>
    <style:style style:name="T59" style:family="text">
      <style:text-properties officeooo:rsid="0041604f"/>
    </style:style>
    <style:style style:name="T60" style:family="text">
      <style:text-properties officeooo:rsid="00429a2d"/>
    </style:style>
    <style:style style:name="T61" style:family="text">
      <style:text-properties officeooo:rsid="0043a9d6"/>
    </style:style>
    <style:style style:name="T62" style:family="text">
      <style:text-properties officeooo:rsid="00454072"/>
    </style:style>
    <style:style style:name="T63" style:family="text">
      <style:text-properties officeooo:rsid="0045a0ac"/>
    </style:style>
    <style:style style:name="T64" style:family="text">
      <style:text-properties officeooo:rsid="00464570"/>
    </style:style>
    <style:style style:name="T65" style:family="text">
      <style:text-properties officeooo:rsid="0047c019"/>
    </style:style>
    <style:style style:name="T66" style:family="text">
      <style:text-properties officeooo:rsid="0047d187"/>
    </style:style>
    <style:style style:name="T67" style:family="text">
      <style:text-properties officeooo:rsid="004834a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8 Glossa</text:span><text:span text:style-name="T2">ire</text:span><text:span text:style-name="T1"> <text:s/></text:span><text:s text:c="57"/></text:h>
      <text:p text:style-name="P1"><text:span text:style-name="T30">Les termes employés dans </text:span>Linux <text:span text:style-name="T30">peuvent être déroutants et rebutants de prime abord</text:span>, <text:span text:style-name="T30">aussi ce glossaire offre comme point de départ, une liste de ceux utilisés dans ce manuel</text:span>. </text:p>
      <text:list xml:id="list3554726563" text:style-name="L1">
        <text:list-item>
          <text:p text:style-name="P8"><text:span text:style-name="T3">Adress</text:span><text:span text:style-name="T17">e mac</text:span><text:span text:style-name="T3">: </text:span><text:span text:style-name="T56">une adresse matérielle qui identifie de manière unique chaque noeud (point de connexion) d’un réseau. Elles est constituée d’une chaîne de caractère composée de six groupes de deux chiffres ou caractères, séparés par deux points. </text:span></text:p>
        </text:list-item>
        <text:list-item>
          <text:p text:style-name="P4"><text:span text:style-name="T3">applet</text:span>: <text:span text:style-name="T31">Programme conçu pour être exécuté depuis une autre application</text:span>. <text:span text:style-name="T30">Contrairement à une application</text:span>, <text:span text:style-name="T30">les </text:span>applets <text:span text:style-name="T30">ne peuvent pas être exécutés directement depuis le système d’exploitation</text:span>. </text:p>
        </text:list-item>
        <text:list-item>
          <text:p text:style-name="P4"><text:span text:style-name="T3">backend</text:span>: <text:span text:style-name="T30">Egalement</text:span> /back-end./ <text:span text:style-name="T30">Le</text:span> backend <text:span text:style-name="T30">inclut les différents composants d’un</text:span> program<text:span text:style-name="T30">me</text:span> <text:span text:style-name="T30">qui traite les commandes entrées par l’utilisateur dans le frontend</text:span>. <text:span text:style-name="T30">Voir aussi</text:span> frontend. </text:p>
        </text:list-item>
        <text:list-item>
          <text:p text:style-name="P5"><text:span text:style-name="T3">BASH</text:span>: <text:span text:style-name="T37">Le shell par défaut</text:span> (<text:span text:style-name="T37">interpréteur en ligne de commande</text:span>) <text:span text:style-name="T37">sur la plupart des systèmes</text:span> Linux <text:span text:style-name="T37">comme sur</text:span> Mac OS X, BASH <text:span text:style-name="T37">est l’</text:span>acronym<text:span text:style-name="T37">e</text:span> <text:span text:style-name="T37">de </text:span>Bourne-again shell. </text:p>
        </text:list-item>
        <text:list-item>
          <text:p text:style-name="P5"><text:span text:style-name="T3">BitTorrent</text:span>: A<text:span text:style-name="T37">ussi</text:span>/bit torrent/ o<text:span text:style-name="T37">u</text:span> /torrent./ <text:span text:style-name="T37">Un méthode inventée par</text:span> Bram Cohen <text:span text:style-name="T37">pour distribuer de gros fichiers</text:span> <text:span text:style-name="T38">sans</text:span> <text:span text:style-name="T38">qu’il soit nécessaire à un seul individu</text:span> <text:span text:style-name="T38">de fournir</text:span> <text:span text:style-name="T38">le matériel, hébergement et les ressources de bande passante</text:span> requi<text:span text:style-name="T38">s</text:span>. </text:p>
        </text:list-item>
        <text:list-item>
          <text:p text:style-name="P5"><text:span text:style-name="T3">Bloc </text:span><text:span text:style-name="T10">d’amorcage</text:span>: <text:span text:style-name="T39">Une zone du disque hors de la</text:span> MBR <text:span text:style-name="T39">contenant l’i</text:span>nformation <text:span text:style-name="T39">permettant le chargement du système d’exploitation nécessaire au démarrage de l’ordinateur</text:span>. </text:p>
        </text:list-item>
        <text:list-item>
          <text:p text:style-name="P5"><text:span text:style-name="T10">Chargeur d’amorçage</text:span>: Program<text:span text:style-name="T39">me</text:span> <text:span text:style-name="T39">qui choisit initialement un système d’exploitation à charger après que le</text:span> BIOS <text:span text:style-name="T39">a finit l’initialisation du matériel</text:span>. <text:span text:style-name="T39">De taille extrêmement réduite</text:span>. <text:span text:style-name="T39">La seule action du chargeur est de transmettre le contrôle</text:span> <text:span text:style-name="T39">de l’ordinateur au noyau du système d’exploitation</text:span>. <text:span text:style-name="T39">Les chargeurs d’amorçage avancés</text:span> <text:span text:style-name="T39">fournissent un</text:span> menu <text:span text:style-name="T39">permettant de choisir entre plusieurs systèmes d’exploitation</text:span> install<text:span text:style-name="T39">és</text:span>. </text:p>
        </text:list-item>
        <text:list-item>
          <text:p text:style-name="P5"><text:span text:style-name="T3">Cha</text:span><text:span text:style-name="T24">rgement en chaîne</text:span>: <text:span text:style-name="T64">Chainloading mais également</text:span> /chain loading./ <text:span text:style-name="T63">Plutôt que de charger directement le système d’exploitation</text:span>, <text:span text:style-name="T63">un gestionnaire d’amorçage comme</text:span> GRUB <text:span text:style-name="T63">peut utiliser le chargement en chaîne</text:span> <text:span text:style-name="T63">pour transférer le contrôle depuis lui-même jusqu’à un secteur de </text:span>boot <text:span text:style-name="T63">sur une partition de disque dur</text:span>. <text:span text:style-name="T63">Le secteur d’amorçage cible est chargé depuis le disque</text:span> (re<text:span text:style-name="T63">m</text:span>pla<text:span text:style-name="T63">çant le secteur d’amorçage depuis lequel le gestionnaire d’amorçage lui-même à été chargé</text:span>) <text:span text:style-name="T63">et le nouveau programme d’amorçage est exécuté</text:span>. <text:span text:style-name="T64">Non seulement intéressant lorsqu’il est nécessaire</text:span>, <text:span text:style-name="T64">comme démarrer</text:span> Windows <text:span text:style-name="T64">depuis le</text:span> GRUB, <text:span text:style-name="T64">l’</text:span>avantage <text:span text:style-name="T64">du <text:s/>chargement en chaîne est que chaque système d’exploitation se trouvant sur le disque dur </text:span>—<text:span text:style-name="T64">et il pourrait y en avoir des douzaines</text:span>— <text:span text:style-name="T64">peut être </text:span>respons<text:span text:style-name="T64">a</text:span>ble <text:span text:style-name="T66">de la justesse des données dans son propre secteur d’amorçage</text:span>. <text:span text:style-name="T64">Ainsi le</text:span> GRUB r<text:span text:style-name="T64">é</text:span>sid<text:span text:style-name="T64">ant dans la</text:span> MBR <text:span text:style-name="T64">n’a pas besoin d’être réécrit à chaque fois qu’il y a des changements</text:span>. GRUB <text:span text:style-name="T64">peut simplement charger en chaîne les informations intéressantes</text:span> <text:span text:style-name="T64">depuis le secteur d’amorçage d’une partition donnée s’il a changé ou est resté le même depuis le dernier démarrage</text:span>. </text:p>
        </text:list-item>
        <text:list-item>
          <text:p text:style-name="P5"><text:span text:style-name="T3">cheat code</text:span>: <text:span text:style-name="T40">Des c</text:span>odes <text:span text:style-name="T40">peuvent être entrés lors du démarrage d’un média Live pour changer le fonctionnement du démarrage</text:span>. <text:span text:style-name="T40">Ils sont utilisés pour faire passer des</text:span> options <text:span text:style-name="T40">au système d’exploitation</text:span> MX Linux <text:span text:style-name="T40">pour définir des </text:span>param<text:span text:style-name="T40">è</text:span>tr<text:span text:style-name="T40">e</text:span>s <text:span text:style-name="T40">dans des </text:span>environ<text:span text:style-name="T40">nement</text:span>s <text:span text:style-name="T40">spécifiques</text:span>. </text:p>
        </text:list-item>
        <text:list-item>
          <text:p text:style-name="P8"><text:span text:style-name="T3">code </text:span><text:span text:style-name="T6">source</text:span>: <text:span text:style-name="T32">Le code lisible par l’homme</text:span> <text:span text:style-name="T33">dans lequel un logiciel est écrit avant d’être assemblé ou compilé</text:span> <text:span text:style-name="T33">dans un code-machine</text:span>.</text:p>
        </text:list-item>
        <text:list-item>
          <text:p text:style-name="P8"><text:soft-page-break/><text:span text:style-name="T7">dépôt</text:span>: <text:span text:style-name="T33">Un dépôt logiciel est</text:span> <text:span text:style-name="T33">un emplacement de stockage </text:span>internet <text:span text:style-name="T33">à partir duquel</text:span> <text:span text:style-name="T33">les paquets logiciel peuvent être récupérés et installés</text:span> via <text:span text:style-name="T33">un gestionnaire de paquets</text:span>. </text:p>
        </text:list-item>
        <text:list-item>
          <text:p text:style-name="P5"><text:span text:style-name="T12">environnement de bureau</text:span>: <text:span text:style-name="T41">Le logiciel qui offre un bureau graphique</text:span> (<text:span text:style-name="T41">fenêtres</text:span>, ic<text:span text:style-name="T41">ô</text:span>n<text:span text:style-name="T41">e</text:span>s, <text:span text:style-name="T41">bureau</text:span>, <text:span text:style-name="T41">barre des tâches</text:span>, etc.) <text:span text:style-name="T41">pour l’utilisateur d’un système d’exploitation</text:span>. </text:p>
        </text:list-item>
        <text:list-item>
          <text:p text:style-name="P6"><text:span text:style-name="T13">d</text:span><text:span text:style-name="T3">istribution</text:span>: <text:span text:style-name="T41">Une distribution </text:span>Linux, o<text:span text:style-name="T41">u</text:span> <text:span text:style-name="T3">distro</text:span>, <text:span text:style-name="T41">est un </text:span>packaging <text:span text:style-name="T41">particulier du noyau</text:span> <text:span text:style-name="T41">Linux</text:span> <text:span text:style-name="T41">avec divers paquets logiciels</text:span> GNU, <text:span text:style-name="T41">et</text:span> diff<text:span text:style-name="T41">é</text:span>rent<text:span text:style-name="T41">s</text:span> <text:span text:style-name="T41">bureaux</text:span> o<text:span text:style-name="T41">u gestionnaires de fenêtres</text:span>. <text:span text:style-name="T42">Comme</text:span>—<text:span text:style-name="T42">contrairement au code propriétaire utilisé</text:span> <text:span text:style-name="T42">dans les systèmes d’exploitation de</text:span> Microsoft <text:span text:style-name="T42">et d’</text:span>Appl<text:span text:style-name="T42">e</text:span>—GNU/Linux <text:span text:style-name="T42">est gratuit</text:span>, Open-Source, li<text:span text:style-name="T43">t</text:span>t<text:span text:style-name="T43">éralement</text:span> <text:span text:style-name="T43">n’importe qui dans le monde en ayant les capacités peut librement</text:span> <text:span text:style-name="T43">créer à partir de ce qui a été fait et inventer une nouvelle vision d’un système d’exploitation</text:span> GNU/Linu<text:span text:style-name="T43">x</text:span>. MX Linux <text:span text:style-name="T43">est une</text:span> distr<text:span text:style-name="T67">ibution</text:span> bas<text:span text:style-name="T43">ée</text:span> <text:span text:style-name="T43">sur la famille Linux</text:span> Debian.</text:p>
        </text:list-item>
        <text:list-item>
          <text:p text:style-name="P5"><text:span text:style-name="T3">firmware </text:span><text:span text:style-name="T25">ou micrologiciel</text:span>. <text:span text:style-name="T44">Petits programmes et structures de données</text:span> <text:span text:style-name="T45">qui contrôlent en interne les composants électroniques</text:span> </text:p>
        </text:list-item>
        <text:list-item>
          <text:p text:style-name="P5"><text:span text:style-name="T3">frontend</text:span>: <text:span text:style-name="T67">Également</text:span> front-end. <text:span text:style-name="T65">Le</text:span> frontend <text:span text:style-name="T65">est la partie d’un système logiciel qui interagit directement avec l’utilisateur</text:span>. <text:span text:style-name="T65">Voir aussi</text:span> backend. </text:p>
        </text:list-item>
        <text:list-item>
          <text:p text:style-name="P8"><text:span text:style-name="T5">Gestionnaire de fenêtre</text:span>: <text:span text:style-name="T29">Un composant d'un environnement de bureau qui fournit les fonctions de base</text:span> <text:span text:style-name="T29">des fenêtres </text:span>maximi<text:span text:style-name="T29">s</text:span>e<text:span text:style-name="T29">r</text:span>/minimi<text:span text:style-name="T29">s</text:span>e<text:span text:style-name="T29">r</text:span>/<text:span text:style-name="T29">fermer</text:span>/<text:span text:style-name="T29">déplacer</text:span> <text:span text:style-name="T29">dans un environnement graphique</text:span>. <text:span text:style-name="T29">Peut parfois être utilisé comme alternative à un environnement de bureau complet</text:span>. <text:span text:style-name="T29">Dans</text:span> MX Linux, <text:span text:style-name="T29">le gestionnaire de fenêtre par</text:span> d<text:span text:style-name="T29">é</text:span>faut <text:span text:style-name="T29">est</text:span> Xfce4. </text:p>
        </text:list-item>
        <text:list-item>
          <text:p text:style-name="P8"><text:span text:style-name="T9">Gestionnaire de paquets</text:span>: <text:span text:style-name="T35">Un gestionnaire de paquets tel que</text:span> Synaptic o<text:span text:style-name="T35">u</text:span> Gdebi <text:span text:style-name="T35">est une collection d’outils</text:span> <text:span text:style-name="T35">visant à automatiser</text:span> <text:span text:style-name="T35">le</text:span> process<text:span text:style-name="T35">us</text:span> <text:span text:style-name="T35">d’installation, de mise à niveau, de configuration et de suppression des paquets logiciel</text:span>. </text:p>
        </text:list-item>
        <text:list-item>
          <text:p text:style-name="P5"><text:span text:style-name="T3">GPL</text:span>: <text:span text:style-name="T45">Licence publique générale </text:span>GNU <text:span text:style-name="T45">(GNU </text:span>General Public License<text:span text:style-name="T45">)</text:span>. <text:span text:style-name="T65">C’est une licence sous laquelle de nombreuse applications open source sont distribuées</text:span>. <text:span text:style-name="T65">Elle spécifie que vous pouvez voir, modifier, et redistribuer le code source des application publiées sous cette licence</text:span>, <text:span text:style-name="T65">dans certaines limites</text:span>; <text:span text:style-name="T65">mais que vous ne pouvez pas distribuer le code exécutable à moins que vous ne distribuiez également le code à qui vous en ferait la demande</text:span>. </text:p>
        </text:list-item>
        <text:list-item>
          <text:p text:style-name="P8"><text:span text:style-name="T12">image disque</text:span>: <text:span text:style-name="T41">Fichier contenant la totalité des contenus et de la</text:span> structure <text:span text:style-name="T41">d’un media de stockage données ou d’un périphérique tel qu’un disque dur</text:span> <text:span text:style-name="T41">ou un</text:span> DVD. <text:span text:style-name="T41">Voir aussi</text:span> ISO. </text:p>
        </text:list-item>
        <text:list-item>
          <text:p text:style-name="P8"><text:span text:style-name="T3">IMAP</text:span>: Internet Message Access Protocol <text:span text:style-name="T47">est un protocole</text:span> <text:span text:style-name="T47">qui permet à un client</text:span> e-mail <text:span text:style-name="T47">d’accéder</text:span> <text:span text:style-name="T47">à un serveur mail à distance</text:span>. <text:span text:style-name="T47">Il supporte les modes d’opération à la fois</text:span> <text:span text:style-name="T47">en </text:span>li<text:span text:style-name="T47">g</text:span>ne <text:span text:style-name="T47">et</text:span> <text:span text:style-name="T47">hors ligne</text:span>. </text:p>
        </text:list-item>
        <text:list-item>
          <text:p text:style-name="P8"><text:span text:style-name="T11">Interface en ligne de </text:span><text:span text:style-name="T3">command</text:span><text:span text:style-name="T11">e</text:span><text:span text:style-name="T3"> (CLI)</text:span>: <text:span text:style-name="T40">Aussi connu comme</text:span> console, terminal, <text:span text:style-name="T40">invite de </text:span>command<text:span text:style-name="T40">e</text:span>, shell, o<text:span text:style-name="T40">u</text:span> bash. <text:span text:style-name="T40">C’est une interface en texte de style</text:span> UNIX, <text:span text:style-name="T65">à laquelle </text:span>MS-DOS <text:span text:style-name="T65">était prévue de ressembler</text:span>. <text:span text:style-name="T65">Une console </text:span>root <text:span text:style-name="T65">est une console où les droits administrateurs ont été acquis après avoir rentré le mot de passe root</text:span>. </text:p>
        </text:list-item>
        <text:list-item>
          <text:p text:style-name="P5"><text:span text:style-name="T14">Interface Utilisateur </text:span><text:span text:style-name="T3">Graphi</text:span><text:span text:style-name="T14">que</text:span><text:span text:style-name="T3"> (GUI)</text:span>: <text:span text:style-name="T45">Fait référence à l’interface d’un programme </text:span>o<text:span text:style-name="T45">u</text:span> <text:span text:style-name="T45">d’un système d’exploitation</text:span> <text:span text:style-name="T46">qui utilise des images</text:span> (ic<text:span text:style-name="T46">ô</text:span>n<text:span text:style-name="T46">e</text:span>s, <text:span text:style-name="T46">fenêtres</text:span>, etc.), <text:span text:style-name="T46">par opposition à une interface textuelle</text:span> (<text:span text:style-name="T46">en ligne de </text:span>commande). </text:p>
        </text:list-item>
        <text:list-item>
          <text:p text:style-name="P5"><text:span text:style-name="T3">interface</text:span>: <text:span text:style-name="T47">Un point d’interaction entre les composants d’un ordinateur</text:span>, <text:span text:style-name="T47">faisant souvent référence à un lien entre un ordinateur et un réseau</text:span>. <text:span text:style-name="T47">Des e</text:span>x<text:span text:style-name="T47">e</text:span>mples <text:span text:style-name="T47">de noms d’</text:span>interface <text:span text:style-name="T47">dans</text:span> MX Linux inclu<text:span text:style-name="T47">ent</text:span> <text:span text:style-name="T3">WLAN</text:span> (<text:span text:style-name="T47">sans fil</text:span>) <text:span text:style-name="T47">et</text:span> <text:span text:style-name="T3">eth0 </text:span>(<text:span text:style-name="T47">connexion filaire basique</text:span>). </text:p>
        </text:list-item>
        <text:list-item>
          <text:p text:style-name="P8"><text:soft-page-break/><text:span text:style-name="T7">interrupteur</text:span>: <text:span text:style-name="T33">Un interrupteur</text:span> (<text:span text:style-name="T51">aussi</text:span> /<text:span text:style-name="T51">drapeau</text:span>/, /option/ o<text:span text:style-name="T51">u</text:span> /param<text:span text:style-name="T51">ètre</text:span>/) <text:span text:style-name="T52">est un modificateur ajouté à une commande pour en changer son comportement</text:span>. <text:span text:style-name="T52">Un exemple</text:span> <text:span text:style-name="T53">classique est</text:span> <text:span text:style-name="T3">-R </text:span>(r<text:span text:style-name="T52">é</text:span>cursi<text:span text:style-name="T52">f</text:span>), <text:span text:style-name="T52">qui indique à l’ordinateur</text:span> <text:span text:style-name="T53">d’effectuer la commande sur tous les sous-répertoires</text:span>. </text:p>
        </text:list-item>
        <text:list-item>
          <text:p text:style-name="P5"><text:span text:style-name="T3">IRC</text:span>: Internet Relay Chat, <text:span text:style-name="T47">un ancien </text:span>protocol<text:span text:style-name="T47">e</text:span> <text:span text:style-name="T48">pour faciliter les échanges de messages textes</text:span>. </text:p>
        </text:list-item>
        <text:list-item>
          <text:p text:style-name="P5"><text:span text:style-name="T3">ISO</text:span>: <text:span text:style-name="T48">Une image disque suivant un standard international</text:span> <text:span text:style-name="T48">qui contient des fichiers de données</text:span> <text:span text:style-name="T48">et les métadonnées d’un système de fichier</text:span>, <text:span text:style-name="T48">incluant le code de démarrage</text:span>, <text:span text:style-name="T48">la </text:span>structure, <text:span text:style-name="T48">et les attributs</text:span>. <text:span text:style-name="T48">C’est la méthode habituelle pour fournir des versions de Linux tels</text:span> <text:span text:style-name="T48">que</text:span> MX Linux <text:span text:style-name="T48">par le biais d’</text:span>Internet. <text:span text:style-name="T48">Voir aussi</text:span> <text:span text:style-name="T16">image disque</text:span>. </text:p>
        </text:list-item>
        <text:list-item>
          <text:p text:style-name="P5"><text:span text:style-name="T3">LiveCD/DVD</text:span>: <text:span text:style-name="T49">Un disque compact amorçable</text:span> <text:span text:style-name="T49">à partir duquel il est possible de démarrer un système d’exploitation</text:span>, <text:span text:style-name="T49">généralement avec un environnement de bureau complet</text:span>, <text:span text:style-name="T49">des </text:span>applications, <text:span text:style-name="T49">et</text:span> <text:span text:style-name="T49">des fonctionnalités matérielles </text:span>essenti<text:span text:style-name="T49">e</text:span>l<text:span text:style-name="T49">les</text:span>. </text:p>
        </text:list-item>
        <text:list-item>
          <text:p text:style-name="P5"><text:span text:style-name="T3">LiveMedium</text:span>: <text:span text:style-name="T49">un terme générique qui inclut à la fois les</text:span> LiveCD/DVD <text:span text:style-name="T49">et les </text:span>LiveUSB. </text:p>
        </text:list-item>
        <text:list-item>
          <text:p text:style-name="P5"><text:span text:style-name="T3">LiveUSB</text:span>: <text:span text:style-name="T49">Une clé U</text:span>SB <text:span text:style-name="T49">sur laquelle un système d’exploitation a été chargé</text:span> <text:span text:style-name="T49">de telle façon qu’elle peut être amorcée et démarrée</text:span>. <text:span text:style-name="T49">Voir </text:span>LiveDVD. </text:p>
        </text:list-item>
        <text:list-item>
          <text:p text:style-name="P5"><text:span text:style-name="T3">MBR</text:span>: Master Boot Record: <text:span text:style-name="T60">le premier secteur</text:span> <text:span text:style-name="T60">de </text:span>512 <text:span text:style-name="T60">octets</text:span> <text:span text:style-name="T60">d’un disque dur amorçable</text:span>. <text:span text:style-name="T60">Les données spéciales écrites dans le</text:span> MBR <text:span text:style-name="T60">permet au </text:span>BIOS <text:span text:style-name="T60">de l’ordinateur de transmettre</text:span> <text:span text:style-name="T60">le processus d’amorçage à une partition dotée d’un système d’exploitation installé</text:span>. </text:p>
        </text:list-item>
        <text:list-item>
          <text:p text:style-name="P5"><text:span text:style-name="T3">md5sum</text:span>: <text:span text:style-name="T60">Un programme qui calcule et vé</text:span>rifie <text:span text:style-name="T60">l’intégrité des données d’un fichier</text:span>. <text:span text:style-name="T60">Le hachage </text:span>MD5 (o<text:span text:style-name="T60">u somme de contrôle</text:span>) f<text:span text:style-name="T60">onctionne comme les empreintes digitales compactes d’un fichier</text:span>. <text:span text:style-name="T60">Il est extrêmement improbable</text:span> <text:span text:style-name="T60">que</text:span> <text:span text:style-name="T60">deux fichiers non identiques</text:span> <text:span text:style-name="T60">aient le même hachage</text:span> MD5. <text:span text:style-name="T60">Parce que le moindre changement</text:span> <text:span text:style-name="T60">d’un fichier</text:span> <text:span text:style-name="T60">va entraîner un changement de son hachage</text:span> MD5, <text:span text:style-name="T60">le hachage</text:span> MD5 <text:span text:style-name="T60">est couramment utilisé pour vérifier l’intégrité de</text:span> fi<text:span text:style-name="T60">chiers</text:span>. </text:p>
        </text:list-item>
        <text:list-item>
          <text:p text:style-name="P5"><text:span text:style-name="T3">miro</text:span><text:span text:style-name="T21">i</text:span><text:span text:style-name="T3">r</text:span>: <text:span text:style-name="T60">Également site miroir</text:span>. <text:span text:style-name="T60">Un copie fidèle d’un autre site in</text:span>ternet, <text:span text:style-name="T60">couramment utilisée pour offrir diverses </text:span>sources <text:span text:style-name="T60">de la même information</text:span> <text:span text:style-name="T60">afin de fournir un accès fiable</text:span> <text:span text:style-name="T60">à des téléchargements volumineux</text:span>. </text:p>
        </text:list-item>
        <text:list-item>
          <text:p text:style-name="P5"><text:span text:style-name="T3">module</text:span>: <text:span text:style-name="T62">Les m</text:span>odules <text:span text:style-name="T62">sont des morceaux de code</text:span> <text:span text:style-name="T62">pouvant être chargés ou déchargés</text:span> <text:span text:style-name="T62">dans le noyau sur demande</text:span>. <text:span text:style-name="T62">Ils étendent les fonctionnalités du noyau</text:span> <text:span text:style-name="T62">sans avoir besoin de relancer le système</text:span>. </text:p>
        </text:list-item>
        <text:list-item>
          <text:p text:style-name="P5"><text:span text:style-name="T3">mtp</text:span>: MTP <text:span text:style-name="T37">signifie</text:span> Media Transfer Protocol <text:span text:style-name="T61">(protocole de transfert de média) et opère au niveau du fichier</text:span> <text:span text:style-name="T61">afin que votre périphérique n’expose pas la totalité de son contenu</text:span>. <text:span text:style-name="T61">Les périphériques </text:span>Android <text:span text:style-name="T61">plus anciens utilisaient le stockage de masse</text:span> USB <text:span text:style-name="T61">pour transférer des fichiers avec un ordinateur dans les deux sens</text:span>. </text:p>
        </text:list-item>
        <text:list-item>
          <text:p text:style-name="P8"><text:span text:style-name="T17">noyau</text:span>: <text:span text:style-name="T49">La couche logicielle d’un système d’exploitation</text:span> <text:span text:style-name="T49">qui interagit</text:span> <text:span text:style-name="T49">directement</text:span> <text:span text:style-name="T49">avec le matériel</text:span>. </text:p>
        </text:list-item>
        <text:list-item>
          <text:p text:style-name="P7"><text:span text:style-name="T3">NTFS®</text:span>: <text:span text:style-name="T36">Système de fichier nouvelle technologie</text:span> <text:span text:style-name="T36">(</text:span>New Technology File System<text:span text:style-name="T36">) de Microsoft</text:span> <text:span text:style-name="T36">lancé e</text:span>n 1993 <text:span text:style-name="T36">sur le système d’exploitation</text:span> Windows NT, <text:span text:style-name="T36">orienté réseaux</text:span> businesss, <text:span text:style-name="T36">et à la suite de ré</text:span>visions <text:span text:style-name="T36">est entré</text:span> <text:span text:style-name="T37">dans les ordinateurs de bureau des utilisateurs Windows grand public</text:span> <text:span text:style-name="T37">dans les versions ultérieures à</text:span> Windows 2000. <text:span text:style-name="T36">A été le système de fichier standard</text:span> <text:span text:style-name="T36">depuis</text:span> <text:span text:style-name="T36">que </text:span>Windows XP <text:span text:style-name="T36">a été lancé fin</text:span> 2001. </text:p>
        </text:list-item>
        <text:list-item>
          <text:p text:style-name="P5"><text:span text:style-name="T3">open-source</text:span>: <text:span text:style-name="T36">Logiciel dont le code source a été rendu public sous une</text:span> licen<text:span text:style-name="T36">c</text:span>e <text:span text:style-name="T36">qui permet à un individu de modifier et redistribuer le code source</text:span>. <text:span text:style-name="T36">Dans certains</text:span> cas, <text:span text:style-name="T36">des licences </text:span>open-source <text:span text:style-name="T36">restreignent la distribution de code exécutable binaire</text:span>. </text:p>
        </text:list-item>
        <text:list-item>
          <text:p text:style-name="P8"><text:soft-page-break/><text:span text:style-name="T20">Page </text:span><text:span text:style-name="T3">man</text:span>: <text:span text:style-name="T59">Raccourci pour</text:span> <text:span text:style-name="T3">manu</text:span><text:span text:style-name="T20">e</text:span><text:span text:style-name="T3">l</text:span>, <text:span text:style-name="T59">les </text:span>pages <text:span text:style-name="T59">man contiennent typiquement des informations détaillées à propos des interrupteurs,</text:span> arguments, <text:span text:style-name="T59">et</text:span> <text:span text:style-name="T59">quelquefois le fonctionnement interne d’une</text:span> command<text:span text:style-name="T59">e</text:span>. <text:span text:style-name="T59">Même les programmes à interface graphique ont souvent des </text:span>man pages, <text:span text:style-name="T59">détaillant les options en ligne de commande disponibles</text:span>. <text:span text:style-name="T59">Disponible dans le Menu Démarrer en tapant</text:span> a # <text:span text:style-name="T59">avant le nom d’une page man que vous souhaitez</text:span> <text:span text:style-name="T59">rechercher</text:span>, <text:span text:style-name="T59">par exemple</text:span>: <text:span text:style-name="T28">#pulseaudio</text:span>. </text:p>
        </text:list-item>
        <text:list-item>
          <text:p text:style-name="P5"><text:span text:style-name="T3">pa</text:span><text:span text:style-name="T9">quet</text:span>: <text:span text:style-name="T35">Un paquet est un groupe de données discret, non exécutable qui inclut</text:span> <text:span text:style-name="T35">des </text:span>instructions <text:span text:style-name="T36">sur l’installation pour votre gestionnaire de paquets</text:span>. <text:span text:style-name="T36">Un paquet</text:span> <text:span text:style-name="T36">ne contient pas toujours une unique application</text:span>; <text:span text:style-name="T36">il peut contenir simplement une partie d’une importante</text:span> application, <text:span text:style-name="T36">plusieurs petits utilitaires</text:span>, <text:span text:style-name="T36">des données de polices</text:span>, <text:span text:style-name="T36">de </text:span>graphi<text:span text:style-name="T36">smes</text:span>, o<text:span text:style-name="T36">u de fichiers d’aide</text:span>. </text:p>
        </text:list-item>
        <text:list-item>
          <text:p text:style-name="P5"><text:span text:style-name="T3">persist</text:span><text:span text:style-name="T8">a</text:span><text:span text:style-name="T3">nce</text:span>: <text:span text:style-name="T34">la capacité</text:span> <text:span text:style-name="T34">lors du fonctionnement d’un</text:span> LiveUSB <text:span text:style-name="T34">de conserver les changements réalisés pendant une session live</text:span>. </text:p>
        </text:list-item>
        <text:list-item>
          <text:p text:style-name="P8"><text:span text:style-name="T22">Point de montage</text:span>: <text:span text:style-name="T62">L’emplacement sur le système de fichier root</text:span> <text:span text:style-name="T62">où est attaché (monté) un périphérique fixe ou amovible</text:span> <text:span text:style-name="T62">et</text:span> accessible <text:span text:style-name="T62">en tant que sous répertoire</text:span>. <text:span text:style-name="T62">Tout matériel nécessite un point de montage dans le système de fichier pour être utilisable</text:span>. <text:span text:style-name="T62">La plupart des périphériques tels que les claviers</text:span>, moni<text:span text:style-name="T62">teu</text:span>r<text:span text:style-name="T62">s</text:span> <text:span text:style-name="T62">et votre disque dur primaire</text:span> <text:span text:style-name="T62">sont montés</text:span> automati<text:span text:style-name="T62">quement au démarrage</text:span>. </text:p>
        </text:list-item>
        <text:list-item>
          <text:p text:style-name="P5"><text:span text:style-name="T3">port</text:span>: <text:span text:style-name="T33">Une connexion de données virtuelle</text:span> <text:span text:style-name="T34">qui peut être utilisée par les programmes pour échanger directement des données</text:span>, <text:span text:style-name="T34">plutôt que de passer par un fichier ou un autre emplacement de stockage temporaire</text:span>. <text:span text:style-name="T34">Les p</text:span>orts <text:span text:style-name="T34">ont des numéros</text:span> assign<text:span text:style-name="T34">és</text:span> <text:span text:style-name="T34">pour des applications et des protocoles spécifiques</text:span>, <text:span text:style-name="T34">comme</text:span> 80 <text:span text:style-name="T34">pour</text:span> HTTP, 5190 <text:span text:style-name="T34">pour</text:span> AIM, etc. </text:p>
        </text:list-item>
        <text:list-item>
          <text:p text:style-name="P5"><text:span text:style-name="T3">purge</text:span>: <text:span text:style-name="T33">Une commande qui supprime non seulement le paquet nommé</text:span>, <text:span text:style-name="T33">mais aussi tout fichier de donnée et de</text:span> configuration <text:span text:style-name="T33">y étant </text:span>associ<text:span text:style-name="T33">é</text:span> (<text:span text:style-name="T33">sauf ceux du répertoire personnel</text:span>). </text:p>
        </text:list-item>
        <text:list-item>
          <text:p text:style-name="P8"><text:span text:style-name="T15">Répertoire personnel (/home)</text:span>: <text:span text:style-name="T46">Un des 17 répertoires</text:span> <text:span text:style-name="T46">de niveau supérieur</text:span> <text:span text:style-name="T46">partant en ramification</text:span> <text:span text:style-name="T46">depuis le répertoire racine (/)</text:span> <text:span text:style-name="T46">dans</text:span> MX Linux, /home cont<text:span text:style-name="T46">ient</text:span> <text:span text:style-name="T46">un sous répertoire</text:span> <text:span text:style-name="T46">pour chaque utilisateur enregistré du système</text:span>. <text:span text:style-name="T47">Dans chaque répertoire personnels d’un utilisateur, il/elle</text:span> <text:span text:style-name="T47">a les pleins privilèges en lecture-écriture</text:span>. <text:span text:style-name="T66">De plus</text:span>, <text:span text:style-name="T66">la plupart des fichiers de configuration spécifiques à l’utilisateur</text:span> <text:span text:style-name="T66">pour divers programmes installés sont stockés dans des sous-repertoires cachés dans le répertoire</text:span> /home/<text:span text:style-name="T66">nomutilisateur</text:span>/ —<text:span text:style-name="T66">comme le sont les mails téléchargés</text:span>. <text:span text:style-name="T66">Les autres fichiers téléchargés vont habituellement par défaut dans les sous-repertoires</text:span> home/<text:span text:style-name="T66">nomutilisateur</text:span>/Documents o<text:span text:style-name="T66">u</text:span> /home/<text:span text:style-name="T66">nomutilisateur</text:span>/<text:span text:style-name="T66">Bureau</text:span>. </text:p>
        </text:list-item>
        <text:list-item>
          <text:p text:style-name="P8"><text:span text:style-name="T4">r</text:span><text:span text:style-name="T23">é</text:span><text:span text:style-name="T4">troportage</text:span>: <text:span text:style-name="T31">Les rétroportages sont les nouveaux paquets qui ont été rétrocompilés pour</text:span> <text:span text:style-name="T37">fonctionner</text:span> <text:span text:style-name="T37">sur une distribution déjà publiée,</text:span> <text:span text:style-name="T37">afin de la garder à jour</text:span>. </text:p>
        </text:list-item>
        <text:list-item>
          <text:p text:style-name="P5"><text:span text:style-name="T3">root</text:span>: Root <text:span text:style-name="T54">a deux sens communs</text:span> <text:span text:style-name="T54">dans</text:span> <text:span text:style-name="T54">les systèmes d’exploitation </text:span>UNIX/Linux; <text:span text:style-name="T54">ils sont intrinsèquement liés</text:span>, <text:span text:style-name="T54">mais la </text:span>distinction <text:span text:style-name="T54">est</text:span> important<text:span text:style-name="T54">e</text:span> <text:span text:style-name="T54">à comprendre</text:span>. </text:p>
          <text:list>
            <text:list-item>
              <text:p text:style-name="P5"><text:span text:style-name="T54">Le</text:span> <text:span text:style-name="T18">système de fichier r</text:span><text:span text:style-name="T3">oot</text:span> <text:span text:style-name="T54">est la structure de base logique de</text:span> <text:span text:style-name="T54">tous les fichiers auxquels peut avoir accès le système d’exploitation</text:span>, <text:span text:style-name="T54">que ce soient les programmes, les processus ou les données</text:span>. <text:span text:style-name="T54">Il devrait suivre le standard de hiérarchie</text:span> <text:span text:style-name="T54">des systèmes de fichier</text:span>, <text:span text:style-name="T54">qui spécifie où situer tous les types de fichier</text:span> <text:span text:style-name="T54">dans la hiérarchie</text:span>. </text:p>
            </text:list-item>
            <text:list-item>
              <text:p text:style-name="P5"><text:span text:style-name="T54">L’</text:span><text:span text:style-name="T19">utilisateur</text:span> <text:span text:style-name="T3">root </text:span><text:span text:style-name="T55">qui possède le système de fichier</text:span> root —<text:span text:style-name="T54">et</text:span> <text:span text:style-name="T54">qui a toutes les permissions nécessaires pour réaliser n’importe quelle action sur n’importe quel fichier</text:span>. <text:span text:style-name="T54">Bien qu’il soit parfois nécessaire d’assumer temporairement</text:span> <text:span text:style-name="T54">les pouvoirs de</text:span> <text:span text:style-name="T3">/</text:span><text:span text:style-name="T18">l’utilisateur </text:span><text:span text:style-name="T3">root/</text:span> <text:span text:style-name="T57">pour installer ou configurer les programmes</text:span>, <text:span text:style-name="T57">il est dangereux et </text:span><text:soft-page-break/><text:span text:style-name="T57">viole</text:span> <text:span text:style-name="T57">la structure de sécurité de base de</text:span> Unix/Linux <text:span text:style-name="T57">de se connecter et</text:span> <text:span text:style-name="T57">d’agir en tant que</text:span> /root/ <text:span text:style-name="T57">à moins que ce ne soit absolument nécessaire</text:span>. <text:span text:style-name="T57">Dans une interface en ligne de </text:span>command<text:span text:style-name="T57">e</text:span>, <text:span text:style-name="T57">un utilisateur lambd</text:span>a <text:span text:style-name="T57">peut temporairement devenir </text:span>root <text:span text:style-name="T57">en entrant la commande</text:span> <text:span text:style-name="T3">su</text:span> <text:span text:style-name="T57">puis en entrant le mot de passe root</text:span>. </text:p>
            </text:list-item>
          </text:list>
        </text:list-item>
        <text:list-item>
          <text:p text:style-name="P8"><text:span text:style-name="T3">runlevel</text:span>: <text:span text:style-name="T57">Un</text:span> runlevel <text:span text:style-name="T57">(ou niveau de fonctionnement) est un état d’opération prédéfini</text:span> <text:span text:style-name="T57">dans un système d’exploitation de type</text:span> Unix. <text:span text:style-name="T57">Un système peut être lancé à partir d’un niveau de fonctionnement quelconque</text:span>, <text:span text:style-name="T57">chacun d’entre eux étant représenté par un simple nombre entier</text:span>. <text:span text:style-name="T57">Chaque niveau de fonctionnement désigne une configuration système </text:span>diff<text:span text:style-name="T57">é</text:span>rent<text:span text:style-name="T57">e</text:span> <text:span text:style-name="T58">et</text:span> <text:span text:style-name="T58">offre accès à une combinaison de processus différente</text:span> (<text:span text:style-name="T58">p</text:span>.e<text:span text:style-name="T58">x</text:span>., instances <text:span text:style-name="T58">de</text:span> program<text:span text:style-name="T58">me</text:span>s <text:span text:style-name="T58">en cours</text:span>). <text:span text:style-name="T58">Voir</text:span> Section 7.5. </text:p>
        </text:list-item>
        <text:list-item>
          <text:p text:style-name="P8"><text:span text:style-name="T3">script</text:span>: <text:span text:style-name="T51">Un fichier texte</text:span> ex<text:span text:style-name="T51">é</text:span>cutable, <text:span text:style-name="T51">contenant des commandes en langage interprété</text:span>. <text:span text:style-name="T52">Fait habituellement référence à des scripts</text:span> BASH <text:span text:style-name="T52">utilisés largement « sous le capot »</text:span> <text:span text:style-name="T52">du système d’exploitation</text:span> Linux, <text:span text:style-name="T52">mais d’autres </text:span>langages <text:span text:style-name="T52">peuvent également être utilisés</text:span>. </text:p>
        </text:list-item>
        <text:list-item>
          <text:p text:style-name="P5"><text:span text:style-name="T3">session</text:span>: <text:span text:style-name="T52">Une session de connexion est la période d’activité</text:span> <text:span text:style-name="T52">comprise entre l’ouverture et la fermeture de la session</text:span> <text:span text:style-name="T52">d’un système</text:span>. <text:span text:style-name="T52">Dans</text:span> MX Linux, <text:span text:style-name="T52">elle indique typiquement le durée de vie d’un « processus » </text:span>(<text:span text:style-name="T52">le code programme</text:span> <text:span text:style-name="T52">et son activité actuelle</text:span>) <text:span text:style-name="T52">utilisateur particulier</text:span> <text:span text:style-name="T52">appelé par</text:span> Xfce. </text:p>
        </text:list-item>
        <text:list-item>
          <text:p text:style-name="P5"><text:span text:style-name="T3">SSD</text:span>: <text:span text:style-name="T33">Un disque à état solide</text:span> (SSD) <text:span text:style-name="T33">est un dispositif de stockage non volatile qui enregistre des données persistantes sur de la mémoire flash à état solide</text:span>. <text:s/></text:p>
        </text:list-item>
        <text:list-item>
          <text:p text:style-name="P5"><text:span text:style-name="T3">symlink</text:span>: <text:span text:style-name="T33">Également </text:span>symbolic link <text:span text:style-name="T32">et</text:span> soft link. <text:span text:style-name="T51">Un genre particulier de fichier</text:span> <text:span text:style-name="T51">qui pointe vers un autre fichier ou répertoire</text:span> <text:span text:style-name="T51">et non vers des données</text:span>. <text:span text:style-name="T51">Il permet à un même fichier de porter</text:span> diff<text:span text:style-name="T51">é</text:span>rent<text:span text:style-name="T51">s</text:span> n<text:span text:style-name="T51">o</text:span>ms <text:span text:style-name="T51">et</text:span>/o<text:span text:style-name="T51">u</text:span> <text:span text:style-name="T51">emplacements</text:span>. </text:p>
        </text:list-item>
        <text:list-item>
          <text:p text:style-name="P8"><text:span text:style-name="T13">système de fichiers</text:span>: <text:span text:style-name="T44">Aussi fichier système</text:span>. <text:span text:style-name="T44">Fait référence à la façon dont les fichiers et les dossiers sont arrangés logiquement sur un périphérique de stockage d’un ordinateur</text:span> <text:span text:style-name="T44">afin qu’ils puissent être trouvés par le système d’exploitation</text:span>. <text:span text:style-name="T44">Il peut aussi faire référence au type de formatage sur un périphérique de stockage</text:span>, <text:span text:style-name="T44">comme les classiques</text:span> <text:span text:style-name="T44">formats NTFS et FAT32 de </text:span>Windows, <text:span text:style-name="T44">ou les formats de</text:span> Linux ext3, ext4 o<text:span text:style-name="T44">u</text:span> ReiserFS, <text:span text:style-name="T44">et dans ce sens fait référence à la méthode couramment utilisé pour encoder des données binaires</text:span> <text:span text:style-name="T44">sur un disque dur, disquette, lecteur flash</text:span>, etc. </text:p>
        </text:list-item>
        <text:list-item>
          <text:p text:style-name="P8"><text:span text:style-name="T9">Tableau de bord</text:span>: <text:span text:style-name="T35">Le tableau de bord hautement paramétrable de</text:span> Xfce4 app<text:span text:style-name="T35">araît par défaut</text:span> <text:span text:style-name="T35">du côté gauche de l’écran et contient les icônes de</text:span> navigation, <text:span text:style-name="T35">les programmes ouverts</text:span> <text:span text:style-name="T35">et</text:span> <text:span text:style-name="T35">les notifications système</text:span>. </text:p>
        </text:list-item>
        <text:list-item>
          <text:p text:style-name="P8"><text:span text:style-name="T8">Table de P</text:span><text:span text:style-name="T3">artition</text:span>: <text:span text:style-name="T34">Une table de partition est une architecture de disque dur</text:span> <text:span text:style-name="T34">qui s’étend sur l’ancien</text:span> <text:span text:style-name="T34">procédé de partitionnement </text:span>Master Boot Record (MBR) <text:span text:style-name="T34">utilisant des identifiants globaux uniques</text:span> (GUID) <text:span text:style-name="T34">pour permettre la création de plus que les quatre partitions originales</text:span>. </text:p>
        </text:list-item>
        <text:list-item>
          <text:p text:style-name="P5"><text:span text:style-name="T3">tarball</text:span>: <text:span text:style-name="T32">Un format d’archivage</text:span>, <text:span text:style-name="T32">comme</text:span> zip, popula<text:span text:style-name="T32">i</text:span>r<text:span text:style-name="T32">e</text:span> <text:span text:style-name="T32">sur les plateformes</text:span> Linux. <text:span text:style-name="T32">Contrairement aux fichiers</text:span> zip, <text:span text:style-name="T32">cependant</text:span>, <text:span text:style-name="T32">les </text:span>tarballs <text:span text:style-name="T32">peuvent utiliser un des nombreux</text:span> <text:span text:style-name="T32">formats de</text:span> compression, <text:span text:style-name="T32">tels que</text:span> gzip o<text:span text:style-name="T32">u</text:span> bzip2. <text:span text:style-name="T32">Leur extension se finit habituellement par </text:span>.tgz, .tar.gz, o<text:span text:style-name="T32">u</text:span> .tar.bz2. </text:p>
          <text:p text:style-name="P5"><text:span text:style-name="T32">Plusieurs formats d’archivage sont supportés dans</text:span> MX <text:span text:style-name="T32">grâce à une application graphique appelée</text:span> <text:span text:style-name="T32">Gestionnaire d’</text:span>Archive<text:span text:style-name="T32">s</text:span>. <text:span text:style-name="T32">Généralement une archive peut être extraite simplement</text:span> <text:span text:style-name="T32">par un clic droit</text:span> <text:span text:style-name="T32">sur elle dans </text:span>Thunar. </text:p>
        </text:list-item>
        <text:list-item>
          <text:p text:style-name="P5"><text:soft-page-break/><text:span text:style-name="T3">Unix</text:span>: <text:span text:style-name="T29">Également </text:span>UNIX. <text:span text:style-name="T29">Le système d’exploitation sur lequel est modelé</text:span> Linux, <text:span text:style-name="T29">développé à la fin des années</text:span> 60 <text:span text:style-name="T29">dans les Laboratoires</text:span> Bell <text:span text:style-name="T29">et utilisé</text:span> <text:span text:style-name="T29">initialement pour les serveurs</text:span> <text:span text:style-name="T29">et les unités centrales</text:span>. <text:span text:style-name="T32">Comme</text:span> Linux, Unix <text:span text:style-name="T32">a plusieurs variantes</text:span>. </text:p>
        </text:list-item>
        <text:list-item>
          <text:p text:style-name="P4"><text:span text:style-name="T3">UUID (Universally Unique IDentifier)</text:span>. <text:span text:style-name="T29">Un identifiant universel unique</text:span> (UUID) <text:span text:style-name="T29">est un nombre</text:span> 128-bit <text:span text:style-name="T29">qui identifie des objets ou des données de manière unique</text:span>. </text:p>
        </text:list-item>
        <text:list-item>
          <text:p text:style-name="P3"><text:span text:style-name="T3">X</text:span>: A<text:span text:style-name="T29">ussi appelé</text:span> X11, xorg. <text:span text:style-name="T29">Le système de fenêtre</text:span> X <text:span text:style-name="T29">est un protocole de réseau et d’affichage qui fournit un fenêtrage sur affichage </text:span>bitmap. <text:span text:style-name="T51">Il offre une boîte à outils et un protocole s</text:span>tandard <text:span text:style-name="T51">afin de construire une interface utilisateur graphique </text:span>(GUIs) <text:span text:style-name="T51">sur des systèmes d’exploitation de type Uni</text:span>x <text:span text:style-name="T51">et</text:span> OpenVMS, <text:span text:style-name="T51">et</text:span> <text:span text:style-name="T51">est supporté par presque tous les autres systèmes d’exploitation modernes</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fo:margin-top="0.199cm" fo:margin-bottom="0.199cm" loext:contextual-spacing="false" text:number-lines="false" text:line-number="0" style:writing-mode="page">
        <style:tab-stops>
          <style:tab-stop style:position="8.5cm" style:type="center"/>
          <style:tab-stop style:position="17cm" style:type="right"/>
        </style:tab-stops>
      </style:paragraph-properties>
      <style:text-properties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0:19:56.053782062</meta:creation-date>
    <meta:generator>LibreOffice/5.4.3.2$Windows_x86 LibreOffice_project/92a7159f7e4af62137622921e809f8546db437e5</meta:generator>
    <dc:date>2017-12-30T12:53:10.516000000</dc:date>
    <meta:editing-duration>PT1H36M58S</meta:editing-duration>
    <meta:editing-cycles>21</meta:editing-cycles>
    <meta:document-statistic meta:table-count="0" meta:image-count="0" meta:object-count="0" meta:page-count="6" meta:paragraph-count="63" meta:word-count="2697" meta:character-count="17701" meta:non-whitespace-character-count="15009"/>
  </office:meta>
</office:document-meta>
</file>